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Basissatz</text:p>
          </table:table-cell>
          <table:table-cell/>
          <table:table-cell office:value-type="string" calcext:value-type="string">
            <text:p>EE (Hartree)</text:p>
          </table:table-cell>
          <table:table-cell office:value-type="string" calcext:value-type="string">
            <text:p>EE (Joule)</text:p>
          </table:table-cell>
          <table:table-cell office:value-type="string" calcext:value-type="string">
            <text:p>EE(joule/mol)</text:p>
          </table:table-cell>
          <table:table-cell office:value-type="string" calcext:value-type="string">
            <text:p>ZPVE (Hartree)</text:p>
          </table:table-cell>
          <table:table-cell office:value-type="string" calcext:value-type="string">
            <text:p>ZPVE (Joule)</text:p>
          </table:table-cell>
          <table:table-cell office:value-type="string" calcext:value-type="string">
            <text:p>ZPVE(joule/mol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 (cal/mol K)</text:p>
          </table:table-cell>
          <table:table-cell office:value-type="string" calcext:value-type="string">
            <text:p>S ( J/mol 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G(dH)</text:p>
          </table:table-cell>
          <table:table-cell/>
          <table:table-cell office:value-type="string" calcext:value-type="string">
            <text:p>G(H)</text:p>
          </table:table-cell>
          <table:table-cell office:value-type="string" calcext:value-type="string">
            <text:p>K(G(H))</text:p>
          </table:table-cell>
          <table:table-cell office:value-type="string" calcext:value-type="string">
            <text:p>dG(H)</text:p>
          </table:table-cell>
          <table:table-cell office:value-type="string" calcext:value-type="string">
            <text:p>K(dG(H))</text:p>
          </table:table-cell>
        </table:table-row>
        <table:table-row table:style-name="ro1">
          <table:table-cell office:value-type="string" calcext:value-type="string">
            <text:p>STO-3G</text:p>
          </table:table-cell>
          <table:table-cell office:value-type="string" calcext:value-type="string">
            <text:p>Prod</text:p>
          </table:table-cell>
          <table:table-cell office:value-type="float" office:value="-3038.2712" calcext:value-type="float">
            <text:p>-3038,2712</text:p>
          </table:table-cell>
          <table:table-cell table:formula="of:=[.C4]*4.3597*10^-18" office:value-type="float" office:value="-0.00000000000001324595" calcext:value-type="float">
            <text:p>-1,324595095064E-14</text:p>
          </table:table-cell>
          <table:table-cell table:formula="of:=[.D4]*6.02214076*10^23" office:value-type="float" office:value="-7976898112.48099" calcext:value-type="float">
            <text:p>-7976898112,48099</text:p>
          </table:table-cell>
          <table:table-cell office:value-type="float" office:value="0.044396" calcext:value-type="float">
            <text:p>0,044396</text:p>
          </table:table-cell>
          <table:table-cell table:formula="of:=[.F4]*4.3597*10^-18" office:value-type="float" office:value="1.935532412E-019" calcext:value-type="float">
            <text:p>1,935532412E-19</text:p>
          </table:table-cell>
          <table:table-cell table:formula="of:=[.G4]*6.02214076*10^23" office:value-type="float" office:value="116560.486306063" calcext:value-type="float">
            <text:p>116560,486306063</text:p>
          </table:table-cell>
          <table:table-cell office:value-type="float" office:value="298.15" calcext:value-type="float">
            <text:p>298,15</text:p>
          </table:table-cell>
          <table:table-cell office:value-type="float" office:value="78.242" calcext:value-type="float">
            <text:p>78,242</text:p>
          </table:table-cell>
          <table:table-cell table:formula="of:=[.J4]*4.184" office:value-type="float" office:value="327.364528" calcext:value-type="float">
            <text:p>327,364528</text:p>
          </table:table-cell>
          <table:table-cell table:formula="of:=[.E4]+[.H4]" office:value-type="float" office:value="-7976781551.99468" calcext:value-type="float">
            <text:p>-7976781551,99468</text:p>
          </table:table-cell>
          <table:table-cell table:formula="of:=[.L4]-[.L5]" office:value-type="float" office:value="-30481.7381286621" calcext:value-type="float">
            <text:p>-30481,7381286621</text:p>
          </table:table-cell>
          <table:table-cell table:formula="of:=[.M4]-[.I4]*[.K4]" office:value-type="float" office:value="-128085.472151862" calcext:value-type="float">
            <text:p>-128085,472151862</text:p>
          </table:table-cell>
          <table:table-cell table:formula="of:=EXP(-[.N4]/([.I4]*8.31446))" office:value-type="float" office:value="2.7517624564666E+022" calcext:value-type="float">
            <text:p>2,7517624564666E+022</text:p>
          </table:table-cell>
          <table:table-cell table:formula="of:=[.L4]-[.I4]*[.K4]" office:value-type="float" office:value="-7976879155.72871" calcext:value-type="float">
            <text:p>-7976879155,72871</text:p>
          </table:table-cell>
          <table:table-cell table:formula="of:=EXP(-[.P4]/(8.31446*[.I4]))" office:value-type="string" office:string-value="" calcext:value-type="error">
            <text:p>#NUM!</text:p>
          </table:table-cell>
          <table:table-cell table:formula="of:=ABS([.P4]-[.P5])" office:value-type="float" office:value="40324.1943721771" calcext:value-type="float">
            <text:p>40324,1943721771</text:p>
          </table:table-cell>
          <table:table-cell table:formula="of:=EXP(-[.R4]/(8.31446*[.I4]))" office:value-type="float" office:value="0.00000008619946406199" calcext:value-type="float">
            <text:p>8,61994640619901E-08</text:p>
          </table:table-cell>
        </table:table-row>
        <table:table-row table:style-name="ro1">
          <table:table-cell office:value-type="string" calcext:value-type="string">
            <text:p>STO-3G</text:p>
          </table:table-cell>
          <table:table-cell office:value-type="string" calcext:value-type="string">
            <text:p>ÜZ</text:p>
          </table:table-cell>
          <table:table-cell office:value-type="float" office:value="-3038.259" calcext:value-type="float">
            <text:p>-3038,259</text:p>
          </table:table-cell>
          <table:table-cell table:formula="of:=[.C5]*4.3597*10^-18" office:value-type="float" office:value="-0.0000000000000132459" calcext:value-type="float">
            <text:p>-1,32458977623E-14</text:p>
          </table:table-cell>
          <table:table-cell table:formula="of:=[.D5]*6.02214076*10^23" office:value-type="float" office:value="-7976866081.71397" calcext:value-type="float">
            <text:p>-7976866081,71397</text:p>
          </table:table-cell>
          <table:table-cell office:value-type="float" office:value="0.043806" calcext:value-type="float">
            <text:p>0,043806</text:p>
          </table:table-cell>
          <table:table-cell table:formula="of:=[.F5]*4.3597*10^-18" office:value-type="float" office:value="1.909810182E-019" calcext:value-type="float">
            <text:p>1,909810182E-19</text:p>
          </table:table-cell>
          <table:table-cell table:formula="of:=[.G5]*6.02214076*10^23" office:value-type="float" office:value="115011.457408852" calcext:value-type="float">
            <text:p>115011,457408852</text:p>
          </table:table-cell>
          <table:table-cell office:value-type="float" office:value="298.15" calcext:value-type="float">
            <text:p>298,15</text:p>
          </table:table-cell>
          <table:table-cell office:value-type="float" office:value="70.352" calcext:value-type="float">
            <text:p>70,352</text:p>
          </table:table-cell>
          <table:table-cell table:formula="of:=[.J5]*4.184" office:value-type="float" office:value="294.352768" calcext:value-type="float">
            <text:p>294,352768</text:p>
          </table:table-cell>
          <table:table-cell table:formula="of:=[.E5]+[.H5]" office:value-type="float" office:value="-7976751070.25656" calcext:value-type="float">
            <text:p>-7976751070,25656</text:p>
          </table:table-cell>
          <table:table-cell table:number-columns-repeated="3"/>
          <table:table-cell table:formula="of:=[.L5]-[.I5]*[.K5]" office:value-type="float" office:value="-7976838831.53434" calcext:value-type="float">
            <text:p>-7976838831,53434</text:p>
          </table:table-cell>
          <table:table-cell table:formula="of:=EXP(-[.P5]/(8.31446*[.I5]))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-pVDZ</text:p>
          </table:table-cell>
          <table:table-cell office:value-type="string" calcext:value-type="string">
            <text:p>Prod</text:p>
          </table:table-cell>
          <table:table-cell office:value-type="float" office:value="-3071.575" calcext:value-type="float">
            <text:p>-3071,575</text:p>
          </table:table-cell>
          <table:table-cell table:formula="of:=[.C6]*4.3597*10^-18" office:value-type="float" office:value="-0.00000000000001339115" calcext:value-type="float">
            <text:p>-1,33911455275E-14</text:p>
          </table:table-cell>
          <table:table-cell table:formula="of:=[.D6]*6.02214076*10^23" office:value-type="float" office:value="-8064336330.42495" calcext:value-type="float">
            <text:p>-8064336330,42495</text:p>
          </table:table-cell>
          <table:table-cell office:value-type="float" office:value="0.040254" calcext:value-type="float">
            <text:p>0,040254</text:p>
          </table:table-cell>
          <table:table-cell table:formula="of:=[.F6]*4.3597*10^-18" office:value-type="float" office:value="1.754953638E-019" calcext:value-type="float">
            <text:p>1,754953638E-19</text:p>
          </table:table-cell>
          <table:table-cell table:formula="of:=[.G6]*6.02214076*10^23" office:value-type="float" office:value="105685.778353101" calcext:value-type="float">
            <text:p>105685,778353101</text:p>
          </table:table-cell>
          <table:table-cell office:value-type="float" office:value="298.15" calcext:value-type="float">
            <text:p>298,15</text:p>
          </table:table-cell>
          <table:table-cell office:value-type="float" office:value="28.647" calcext:value-type="float">
            <text:p>28,647</text:p>
          </table:table-cell>
          <table:table-cell table:formula="of:=[.J6]*4.184" office:value-type="float" office:value="119.859048" calcext:value-type="float">
            <text:p>119,859048</text:p>
          </table:table-cell>
          <table:table-cell table:formula="of:=[.E6]+[.H6]" office:value-type="float" office:value="-8064230644.64659" calcext:value-type="float">
            <text:p>-8064230644,64659</text:p>
          </table:table-cell>
          <table:table-cell table:formula="of:=[.L6]-[.L7]" office:value-type="float" office:value="-65088.0938806534" calcext:value-type="float">
            <text:p>-65088,0938806534</text:p>
          </table:table-cell>
          <table:table-cell table:formula="of:=[.M6]-[.I6]*[.K6]" office:value-type="float" office:value="-100824.069041853" calcext:value-type="float">
            <text:p>-100824,069041853</text:p>
          </table:table-cell>
          <table:table-cell table:formula="of:=EXP(-[.N6]/([.I6]*8.31446))" office:value-type="float" office:value="4.60912243596943E+017" calcext:value-type="float">
            <text:p>4,60912243596943E+017</text:p>
          </table:table-cell>
          <table:table-cell table:formula="of:=[.L6]-[.I6]*[.K6]" office:value-type="float" office:value="-8064266380.62175" calcext:value-type="float">
            <text:p>-8064266380,62175</text:p>
          </table:table-cell>
          <table:table-cell table:formula="of:=EXP(-[.P6]/(8.31446*[.I6]))" office:value-type="string" office:string-value="" calcext:value-type="error">
            <text:p>#NUM!</text:p>
          </table:table-cell>
          <table:table-cell table:formula="of:=ABS([.P6]-[.P7])" office:value-type="float" office:value="9359.08371067047" calcext:value-type="float">
            <text:p>9359,08371067047</text:p>
          </table:table-cell>
          <table:table-cell table:formula="of:=EXP(-[.R6]/(8.31446*[.I6]))" office:value-type="float" office:value="0.0229276190081479" calcext:value-type="float">
            <text:p>0,0229276190081479</text:p>
          </table:table-cell>
        </table:table-row>
        <table:table-row table:style-name="ro1">
          <table:table-cell office:value-type="string" calcext:value-type="string">
            <text:p>Cc-pVDZ</text:p>
          </table:table-cell>
          <table:table-cell office:value-type="string" calcext:value-type="string">
            <text:p>ÜZ</text:p>
          </table:table-cell>
          <table:table-cell office:value-type="float" office:value="-3071.549" calcext:value-type="float">
            <text:p>-3071,549</text:p>
          </table:table-cell>
          <table:table-cell table:formula="of:=[.C7]*4.3597*10^-18" office:value-type="float" office:value="-0.00000000000001339103" calcext:value-type="float">
            <text:p>-1,33910321753E-14</text:p>
          </table:table-cell>
          <table:table-cell table:formula="of:=[.D7]*6.02214076*10^23" office:value-type="float" office:value="-8064268068.13456" calcext:value-type="float">
            <text:p>-8064268068,13456</text:p>
          </table:table-cell>
          <table:table-cell office:value-type="float" office:value="0.039045" calcext:value-type="float">
            <text:p>0,039045</text:p>
          </table:table-cell>
          <table:table-cell table:formula="of:=[.F7]*4.3597*10^-18" office:value-type="float" office:value="1.702244865E-019" calcext:value-type="float">
            <text:p>1,702244865E-19</text:p>
          </table:table-cell>
          <table:table-cell table:formula="of:=[.G7]*6.02214076*10^23" office:value-type="float" office:value="102511.581850172" calcext:value-type="float">
            <text:p>102511,581850172</text:p>
          </table:table-cell>
          <table:table-cell office:value-type="float" office:value="298.15" calcext:value-type="float">
            <text:p>298,15</text:p>
          </table:table-cell>
          <table:table-cell office:value-type="float" office:value="73.321" calcext:value-type="float">
            <text:p>73,321</text:p>
          </table:table-cell>
          <table:table-cell table:formula="of:=[.J7]*4.184" office:value-type="float" office:value="306.775064" calcext:value-type="float">
            <text:p>306,775064</text:p>
          </table:table-cell>
          <table:table-cell table:formula="of:=[.E7]+[.H7]" office:value-type="float" office:value="-8064165556.55271" calcext:value-type="float">
            <text:p>-8064165556,55271</text:p>
          </table:table-cell>
          <table:table-cell table:number-columns-repeated="3"/>
          <table:table-cell table:formula="of:=[.L7]-[.I7]*[.K7]" office:value-type="float" office:value="-8064257021.53804" calcext:value-type="float">
            <text:p>-8064257021,53804</text:p>
          </table:table-cell>
          <table:table-cell table:formula="of:=EXP(-[.P7]/(8.31446*[.I7]))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A</text:p>
          </table:table-cell>
          <table:table-cell table:formula="of:=-1.9*4184" office:value-type="float" office:value="-7949.6" calcext:value-type="float">
            <text:p>-7949,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.1" calcext:value-type="float">
            <text:p>12,1</text:p>
          </table:table-cell>
          <table:table-cell table:formula="of:=[.B11]*(6.022*10^-23)" office:value-type="float" office:value="7.28662E-022" calcext:value-type="float">
            <text:p>7,28662E-22</text:p>
          </table:table-cell>
          <table:table-cell table:formula="of:=-[.C11]" office:value-type="float" office:value="-7.28662E-022" calcext:value-type="float">
            <text:p>-7,28662E-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formula="of:=1*EXP(-[.B10]/(8.31446*[.I4]))" office:value-type="float" office:value="24.7007478982778" calcext:value-type="float">
            <text:p>24,7007478982778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formula="of:=[.A3]" office:value-type="string" office:string-value="Basissatz" calcext:value-type="string">
            <text:p>Basissatz</text:p>
          </table:table-cell>
          <table:table-cell office:value-type="string" calcext:value-type="string">
            <text:p>Zustand</text:p>
          </table:table-cell>
          <table:table-cell table:formula="of:=[.C3]" office:value-type="string" office:string-value="EE (Hartree)" calcext:value-type="string">
            <text:p>EE (Hartree)</text:p>
          </table:table-cell>
          <table:table-cell table:formula="of:=[.E3]" office:value-type="string" office:string-value="EE(joule/mol)" calcext:value-type="string">
            <text:p>EE(joule/mol)</text:p>
          </table:table-cell>
          <table:table-cell table:formula="of:=[.F3]" office:value-type="string" office:string-value="ZPVE (Hartree)" calcext:value-type="string">
            <text:p>ZPVE (Hartree)</text:p>
          </table:table-cell>
          <table:table-cell table:formula="of:=[.H3]" office:value-type="string" office:string-value="ZPVE(joule/mol)" calcext:value-type="string">
            <text:p>ZPVE(joule/mol)</text:p>
          </table:table-cell>
          <table:table-cell table:formula="of:=[.I3]" office:value-type="string" office:string-value="T" calcext:value-type="string">
            <text:p>T</text:p>
          </table:table-cell>
          <table:table-cell table:formula="of:=[.J3]" office:value-type="string" office:string-value="S (cal/mol K)" calcext:value-type="string">
            <text:p>S (cal/mol K)</text:p>
          </table:table-cell>
          <table:table-cell table:formula="of:=[.K3]" office:value-type="string" office:string-value="S ( J/mol K)" calcext:value-type="string">
            <text:p>S ( J/mol K)</text:p>
          </table:table-cell>
          <table:table-cell table:number-columns-repeated="10"/>
        </table:table-row>
        <table:table-row table:style-name="ro1">
          <table:table-cell table:formula="of:=[.A4]" office:value-type="string" office:string-value="STO-3G" calcext:value-type="string">
            <text:p>STO-3G</text:p>
          </table:table-cell>
          <table:table-cell table:formula="of:=[.B4]" office:value-type="string" office:string-value="Prod" calcext:value-type="string">
            <text:p>Prod</text:p>
          </table:table-cell>
          <table:table-cell table:formula="of:=[.C4]" office:value-type="float" office:value="-3038.2712" calcext:value-type="float">
            <text:p>-3038,2712</text:p>
          </table:table-cell>
          <table:table-cell table:formula="of:=[.E4]" office:value-type="float" office:value="-7976898112.48099" calcext:value-type="float">
            <text:p>-7976898112,48099</text:p>
          </table:table-cell>
          <table:table-cell table:formula="of:=[.F4]" office:value-type="float" office:value="0.044396" calcext:value-type="float">
            <text:p>0,044396</text:p>
          </table:table-cell>
          <table:table-cell table:formula="of:=[.H4]" office:value-type="float" office:value="116560.486306063" calcext:value-type="float">
            <text:p>116560,486306063</text:p>
          </table:table-cell>
          <table:table-cell table:formula="of:=[.I4]" office:value-type="float" office:value="298.15" calcext:value-type="float">
            <text:p>298,15</text:p>
          </table:table-cell>
          <table:table-cell table:formula="of:=[.J4]" office:value-type="float" office:value="78.242" calcext:value-type="float">
            <text:p>78,242</text:p>
          </table:table-cell>
          <table:table-cell table:formula="of:=[.K4]" office:value-type="float" office:value="327.364528" calcext:value-type="float">
            <text:p>327,364528</text:p>
          </table:table-cell>
          <table:table-cell table:number-columns-repeated="10"/>
        </table:table-row>
        <table:table-row table:style-name="ro1">
          <table:table-cell table:formula="of:=[.A5]" office:value-type="string" office:string-value="STO-3G" calcext:value-type="string">
            <text:p>STO-3G</text:p>
          </table:table-cell>
          <table:table-cell table:formula="of:=[.B5]" office:value-type="string" office:string-value="ÜZ" calcext:value-type="string">
            <text:p>ÜZ</text:p>
          </table:table-cell>
          <table:table-cell table:formula="of:=[.C5]" office:value-type="float" office:value="-3038.259" calcext:value-type="float">
            <text:p>-3038,259</text:p>
          </table:table-cell>
          <table:table-cell table:formula="of:=[.E5]" office:value-type="float" office:value="-7976866081.71397" calcext:value-type="float">
            <text:p>-7976866081,71397</text:p>
          </table:table-cell>
          <table:table-cell table:formula="of:=[.F5]" office:value-type="float" office:value="0.043806" calcext:value-type="float">
            <text:p>0,043806</text:p>
          </table:table-cell>
          <table:table-cell table:formula="of:=[.H5]" office:value-type="float" office:value="115011.457408852" calcext:value-type="float">
            <text:p>115011,457408852</text:p>
          </table:table-cell>
          <table:table-cell table:formula="of:=[.I5]" office:value-type="float" office:value="298.15" calcext:value-type="float">
            <text:p>298,15</text:p>
          </table:table-cell>
          <table:table-cell table:formula="of:=[.J5]" office:value-type="float" office:value="70.352" calcext:value-type="float">
            <text:p>70,352</text:p>
          </table:table-cell>
          <table:table-cell table:formula="of:=[.K5]" office:value-type="float" office:value="294.352768" calcext:value-type="float">
            <text:p>294,352768</text:p>
          </table:table-cell>
          <table:table-cell table:number-columns-repeated="10"/>
        </table:table-row>
        <table:table-row table:style-name="ro1">
          <table:table-cell table:formula="of:=[.A6]" office:value-type="string" office:string-value="Cc-pVDZ" calcext:value-type="string">
            <text:p>Cc-pVDZ</text:p>
          </table:table-cell>
          <table:table-cell table:formula="of:=[.B6]" office:value-type="string" office:string-value="Prod" calcext:value-type="string">
            <text:p>Prod</text:p>
          </table:table-cell>
          <table:table-cell table:formula="of:=[.C6]" office:value-type="float" office:value="-3071.575" calcext:value-type="float">
            <text:p>-3071,575</text:p>
          </table:table-cell>
          <table:table-cell table:formula="of:=[.E6]" office:value-type="float" office:value="-8064336330.42495" calcext:value-type="float">
            <text:p>-8064336330,42495</text:p>
          </table:table-cell>
          <table:table-cell table:formula="of:=[.F6]" office:value-type="float" office:value="0.040254" calcext:value-type="float">
            <text:p>0,040254</text:p>
          </table:table-cell>
          <table:table-cell table:formula="of:=[.H6]" office:value-type="float" office:value="105685.778353101" calcext:value-type="float">
            <text:p>105685,778353101</text:p>
          </table:table-cell>
          <table:table-cell table:formula="of:=[.I6]" office:value-type="float" office:value="298.15" calcext:value-type="float">
            <text:p>298,15</text:p>
          </table:table-cell>
          <table:table-cell table:formula="of:=[.J6]" office:value-type="float" office:value="28.647" calcext:value-type="float">
            <text:p>28,647</text:p>
          </table:table-cell>
          <table:table-cell table:formula="of:=[.K6]" office:value-type="float" office:value="119.859048" calcext:value-type="float">
            <text:p>119,859048</text:p>
          </table:table-cell>
          <table:table-cell table:number-columns-repeated="10"/>
        </table:table-row>
        <table:table-row table:style-name="ro1">
          <table:table-cell table:formula="of:=[.A7]" office:value-type="string" office:string-value="Cc-pVDZ" calcext:value-type="string">
            <text:p>Cc-pVDZ</text:p>
          </table:table-cell>
          <table:table-cell table:formula="of:=[.B7]" office:value-type="string" office:string-value="ÜZ" calcext:value-type="string">
            <text:p>ÜZ</text:p>
          </table:table-cell>
          <table:table-cell table:formula="of:=[.C7]" office:value-type="float" office:value="-3071.549" calcext:value-type="float">
            <text:p>-3071,549</text:p>
          </table:table-cell>
          <table:table-cell table:formula="of:=[.E7]" office:value-type="float" office:value="-8064268068.13456" calcext:value-type="float">
            <text:p>-8064268068,13456</text:p>
          </table:table-cell>
          <table:table-cell table:formula="of:=[.F7]" office:value-type="float" office:value="0.039045" calcext:value-type="float">
            <text:p>0,039045</text:p>
          </table:table-cell>
          <table:table-cell table:formula="of:=[.H7]" office:value-type="float" office:value="102511.581850172" calcext:value-type="float">
            <text:p>102511,581850172</text:p>
          </table:table-cell>
          <table:table-cell table:formula="of:=[.I7]" office:value-type="float" office:value="298.15" calcext:value-type="float">
            <text:p>298,15</text:p>
          </table:table-cell>
          <table:table-cell table:formula="of:=[.J7]" office:value-type="float" office:value="73.321" calcext:value-type="float">
            <text:p>73,321</text:p>
          </table:table-cell>
          <table:table-cell table:formula="of:=[.K7]" office:value-type="float" office:value="306.775064" calcext:value-type="float">
            <text:p>306,775064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formula="of:=[.A15]" office:value-type="string" office:string-value="Basissatz" calcext:value-type="string">
            <text:p>Basissatz</text:p>
          </table:table-cell>
          <table:table-cell table:formula="of:=[.B15]" office:value-type="string" office:string-value="Zustand" calcext:value-type="string">
            <text:p>Zustand</text:p>
          </table:table-cell>
          <table:table-cell table:formula="of:=[.L3]" office:value-type="string" office:string-value="H" calcext:value-type="string">
            <text:p>H</text:p>
          </table:table-cell>
          <table:table-cell table:formula="of:=[.P3]" office:value-type="string" office:string-value="G(H)" calcext:value-type="string">
            <text:p>G(H)</text:p>
          </table:table-cell>
          <table:table-cell table:formula="of:=[.R3]" office:value-type="string" office:string-value="dG(H)" calcext:value-type="string">
            <text:p>dG(H)</text:p>
          </table:table-cell>
          <table:table-cell table:formula="of:=[.S3]" office:value-type="string" office:string-value="K(dG(H))" calcext:value-type="string">
            <text:p>K(dG(H))</text:p>
          </table:table-cell>
          <table:table-cell table:number-columns-repeated="13"/>
        </table:table-row>
        <table:table-row table:style-name="ro1">
          <table:table-cell table:formula="of:=[.A16]" office:value-type="string" office:string-value="STO-3G" calcext:value-type="string">
            <text:p>STO-3G</text:p>
          </table:table-cell>
          <table:table-cell table:formula="of:=[.B16]" office:value-type="string" office:string-value="Prod" calcext:value-type="string">
            <text:p>Prod</text:p>
          </table:table-cell>
          <table:table-cell table:formula="of:=[.L4]" office:value-type="float" office:value="-7976781551.99468" calcext:value-type="float">
            <text:p>-7976781551,99468</text:p>
          </table:table-cell>
          <table:table-cell table:formula="of:=[.P4]" office:value-type="float" office:value="-7976879155.72871" calcext:value-type="float">
            <text:p>-7976879155,72871</text:p>
          </table:table-cell>
          <table:table-cell table:formula="of:=[.R4]" office:value-type="float" office:value="40324.1943721771" calcext:value-type="float">
            <text:p>40324,1943721771</text:p>
          </table:table-cell>
          <table:table-cell table:formula="of:=[.S4]" office:value-type="float" office:value="0.00000008619946406199" calcext:value-type="float">
            <text:p>8,61994640619901E-08</text:p>
          </table:table-cell>
          <table:table-cell table:number-columns-repeated="13"/>
        </table:table-row>
        <table:table-row table:style-name="ro1">
          <table:table-cell table:formula="of:=[.A17]" office:value-type="string" office:string-value="STO-3G" calcext:value-type="string">
            <text:p>STO-3G</text:p>
          </table:table-cell>
          <table:table-cell table:formula="of:=[.B17]" office:value-type="string" office:string-value="ÜZ" calcext:value-type="string">
            <text:p>ÜZ</text:p>
          </table:table-cell>
          <table:table-cell table:formula="of:=[.L5]" office:value-type="float" office:value="-7976751070.25656" calcext:value-type="float">
            <text:p>-7976751070,25656</text:p>
          </table:table-cell>
          <table:table-cell table:formula="of:=[.P5]" office:value-type="float" office:value="-7976838831.53434" calcext:value-type="float">
            <text:p>-7976838831,53434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Cc-pVDZ" calcext:value-type="string">
            <text:p>Cc-pVDZ</text:p>
          </table:table-cell>
          <table:table-cell table:formula="of:=[.B18]" office:value-type="string" office:string-value="Prod" calcext:value-type="string">
            <text:p>Prod</text:p>
          </table:table-cell>
          <table:table-cell table:formula="of:=[.L6]" office:value-type="float" office:value="-8064230644.64659" calcext:value-type="float">
            <text:p>-8064230644,64659</text:p>
          </table:table-cell>
          <table:table-cell table:formula="of:=[.P6]" office:value-type="float" office:value="-8064266380.62175" calcext:value-type="float">
            <text:p>-8064266380,62175</text:p>
          </table:table-cell>
          <table:table-cell table:formula="of:=[.R6]" office:value-type="float" office:value="9359.08371067047" calcext:value-type="float">
            <text:p>9359,08371067047</text:p>
          </table:table-cell>
          <table:table-cell table:formula="of:=[.S6]" office:value-type="float" office:value="0.0229276190081479" calcext:value-type="float">
            <text:p>0,0229276190081479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Cc-pVDZ" calcext:value-type="string">
            <text:p>Cc-pVDZ</text:p>
          </table:table-cell>
          <table:table-cell table:formula="of:=[.B19]" office:value-type="string" office:string-value="ÜZ" calcext:value-type="string">
            <text:p>ÜZ</text:p>
          </table:table-cell>
          <table:table-cell table:formula="of:=[.L7]" office:value-type="float" office:value="-8064165556.55271" calcext:value-type="float">
            <text:p>-8064165556,55271</text:p>
          </table:table-cell>
          <table:table-cell table:formula="of:=[.P7]" office:value-type="float" office:value="-8064257021.53804" calcext:value-type="float">
            <text:p>-8064257021,53804</text:p>
          </table:table-cell>
          <table:table-cell table:formula="of:=[.R7]" office:value-type="float" office:value="0" calcext:value-type="float">
            <text:p>0</text:p>
          </table:table-cell>
          <table:table-cell table:formula="of:=[.S7]"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9:03:07.299606078</meta:creation-date>
    <dc:date>2022-12-08T19:26:53.395924587</dc:date>
    <meta:editing-duration>PT11H37M16S</meta:editing-duration>
    <meta:editing-cycles>4</meta:editing-cycles>
    <meta:generator>LibreOffice/7.3.7.2$Linux_X86_64 LibreOffice_project/30$Build-2</meta:generator>
    <meta:document-statistic meta:table-count="1" meta:cell-count="166" meta:object-count="0"/>
  </office:meta>
</office:document-meta>
</file>